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2" style:family="paragraph" style:parent-style-name="Heading_20_4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4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6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8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0da7da93e2d02e7f">
        <text:h text:style-name="P1" text:outline-level="3">Nuestra Propuesta de Valor</text:h>
        <text:p text:style-name="P7"><text:span text:style-name="T2">Somos la plataforma de delivery de Maracaibo que te permite </text:span><text:span text:style-name="T3">enviar tus productos de forma rápida y segura</text:span><text:span text:style-name="T2">. Con un enfoque en la simplicidad y la confianza, conectamos a los pequeños comerciantes con la mejor red de conductores para que hagan crecer su negocio, sin complicaciones.</text:span></text:p>
        <text:p text:style-name="P7"><text:span text:style-name="T2"/></text:p>
        <text:p text:style-name="P7"><text:span text:style-name="T2"/></text:p>
        <text:h text:style-name="P1" text:outline-level="3">Detalle de la Propuesta de Valor</text:h>
        <text:p text:style-name="P3">Esta propuesta se divide en los beneficios clave para cada tipo de usuario, reflejando la eficiencia del sistema que hemos diseñado.</text:p>
        <text:h text:style-name="P2" text:outline-level="4">Para los Pequeños Comerciantes</text:h>
        <text:list text:style-name="L1">
          <text:list-item>
            <text:p text:style-name="P4"><text:span text:style-name="T1">Entrega Rápida y sin Fricción:</text:span> Olvídate de los procesos largos y las esperas. Nuestra app te permite solicitar un envío de manera instantánea y nuestros conductores están listos para actuar de inmediato.</text:p>
          </text:list-item>
          <text:list-item>
            <text:p text:style-name="P4"><text:span text:style-name="T1">Seguridad y Confianza en Cada Envío:</text:span> Usa el rastreo GPS para seguir tu pedido en tiempo real y la verificación por QR para tener una prueba digital y segura de cada entrega. Es la tranquilidad que necesitas sin pasos extra.</text:p>
          </text:list-item>
          <text:list-item>
            <text:p text:style-name="P4"><text:span text:style-name="T1">Crecimiento Sostenible:</text:span> Con un modelo de precios justo y transparente, puedes ofrecer delivery a tus clientes y expandir tu alcance, pagando solo por lo que usas.</text:p>
          </text:list-item>
        </text:list>
        <text:h text:style-name="P2" text:outline-level="4">Para los Conductores</text:h>
        <text:list text:style-name="L2">
          <text:list-item>
            <text:p text:style-name="P5"><text:span text:style-name="T1">Más Entregas, Más Ganancias:</text:span> Nuestro proceso de verificación simplificado con QR te permite completar cada entrega de forma más rápida. Menos tiempo por pedido significa más viajes al día.</text:p>
          </text:list-item>
          <text:list-item>
            <text:p text:style-name="P5"><text:span text:style-name="T1">Sistema de Pago Justo:</text:span> Recibe una compensación que realmente valora tu trabajo, calculada por la distancia y el esfuerzo que requiere cada paquete.</text:p>
          </text:list-item>
          <text:list-item>
            <text:p text:style-name="P8"><text:span text:style-name="T3">Oportunidades Flexibles:</text:span><text:span text:style-name="T2"> Trabaja cuando quieras y donde quieras, sabiendo que cada entrega es sencilla y segura.</text:span></text:p>
            <text:p text:style-name="P8"><text:span text:style-name="T2"/></text:p>
          </text:list-item>
        </text:list>
        <text:h text:style-name="P1" text:outline-level="3"><text:soft-page-break/>Nuestra Ventaja Competitiva</text:h>
        <text:list text:style-name="L3">
          <text:list-item>
            <text:p text:style-name="P6"><text:span text:style-name="T1">Enfoque en la Eficiencia:</text:span> Creamos un servicio de entrega que valora tu tiempo. Desde el proceso de solicitud hasta la entrega final, cada paso está diseñado para ser lo más rápido y sencillo posible.</text:p>
          </text:list-item>
          <text:list-item>
            <text:p text:style-name="P6"><text:span text:style-name="T1">Confianza sin Complicaciones:</text:span> Nuestra seguridad se basa en la tecnología (GPS y QR con JWT) para protegerte sin añadir pasos innecesarios para el cliente o el conductor.</text:p>
          </text:list-item>
          <text:list-item>
            <text:p text:style-name="P6"><text:span text:style-name="T1">Compromiso con la Comunidad:</text:span> Somos una solución local, construida para apoyar directamente a los pequeños negocios de Maracaibo y a sus trabajadores, creando una red de apoyo mutuo.</text:p>
          </text:list-item>
        </text:list>
        <text:p text:style-name="P7"><text:span text:style-name="T2">Esta propuesta de valor resalta los puntos fuertes de tu modelo de negocio simplificado. ¿Qué te parece si ahora nos enfocamos en el siguiente paso: la identidad de la aplicación, como su nombre y su estilo?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9:21:35.498327234</meta:creation-date>
    <dc:date>2025-09-09T19:23:09.835574990</dc:date>
    <meta:editing-duration>PT1M3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18" meta:word-count="388" meta:character-count="2348" meta:non-whitespace-character-count="1987"/>
  </office:meta>
</office:document-meta>
</file>